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charset="x-symbol"/>
    <style:font-face style:name="OpenSymbol" svg:font-family="OpenSymbol, 'Arial Unicode MS'"/>
    <style:font-face style:name="Tahoma" svg:font-family="Tahoma, Arial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2pt" fo:font-style="normal" style:font-size-asian="12pt" style:font-style-asian="normal" style:font-name-complex="Times New Roman" style:font-size-complex="12pt"/>
    </style:style>
    <style:style style:name="P2" style:family="paragraph" style:parent-style-name="Text_20_body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top="0cm" fo:margin-bottom="0cm" fo:line-height="100%" fo:text-align="justify" style:justify-single-word="false"/>
    </style:style>
    <style:style style:name="P4" style:family="paragraph" style:parent-style-name="Text_20_body">
      <style:paragraph-properties fo:margin-top="0cm" fo:margin-bottom="0cm" fo:line-height="100%" fo:text-align="justify" style:justify-single-word="false" fo:orphans="2" fo:widows="2" fo:padding="0cm" fo:border="none"/>
      <style:text-properties fo:font-variant="normal" fo:text-transform="none" fo:color="#000000" style:font-name="Liberation Serif" fo:font-size="12pt" fo:letter-spacing="normal" fo:font-style="italic" fo:font-weight="normal" style:font-size-asian="10pt" style:font-style-asian="italic" style:font-weight-asian="normal" style:font-name-complex="Tahoma" style:font-style-complex="italic"/>
    </style:style>
    <style:style style:name="P5" style:family="paragraph" style:parent-style-name="Normalny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Liberation Serif1" fo:font-size="12pt" fo:font-style="normal" style:font-size-asian="12pt" style:font-style-asian="normal" style:font-name-complex="Liberation Serif1" style:font-size-complex="12pt" style:font-style-complex="normal"/>
    </style:style>
    <style:style style:name="P6" style:family="paragraph" style:parent-style-name="Normalny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font-style="italic" style:font-size-asian="12pt" style:font-style-asian="italic" style:font-name-complex="Times New Roman" style:font-size-complex="12pt" style:font-style-complex="normal"/>
    </style:style>
    <style:style style:name="P7" style:family="paragraph" style:parent-style-name="Normalny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P8" style:family="paragraph" style:parent-style-name="Normalny_20__28_Web_29_" style:list-style-name="WW8Num3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P9" style:family="paragraph" style:parent-style-name="Normalny_20__28_Web_29_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font-style="normal" style:font-size-asian="12pt" style:font-style-asian="normal" style:font-name-complex="Times New Roman" style:font-size-complex="12pt" style:font-style-complex="normal"/>
    </style:style>
    <style:style style:name="P10" style:family="paragraph" style:parent-style-name="Normalny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1" style:family="paragraph" style:parent-style-name="Normalny_20__28_Web_29_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2" style:family="paragraph" style:parent-style-name="Normalny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2pt" fo:font-style="normal" style:font-size-asian="12pt" style:font-style-asian="normal" style:font-name-complex="Times New Roman" style:font-size-complex="12pt"/>
    </style:style>
    <style:style style:name="P13" style:family="paragraph" style:parent-style-name="Normalny_20__28_Web_29_" style:list-style-name="L1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2pt" fo:font-style="normal" style:font-size-asian="12pt" style:font-style-asian="normal" style:font-name-complex="Times New Roman" style:font-size-complex="12pt"/>
    </style:style>
    <style:style style:name="P14" style:family="paragraph" style:parent-style-name="Normalny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font-size="12pt" fo:font-style="normal" fo:font-weight="bold" style:font-size-asian="12pt" style:font-style-asian="normal" style:font-weight-asian="bold" style:font-name-complex="Times New Roman" style:font-size-complex="12pt" style:font-weight-complex="bold"/>
    </style:style>
    <style:style style:name="P15" style:family="paragraph" style:parent-style-name="Normalny_20__28_Web_29_" style:list-style-name="L1">
      <style:paragraph-properties fo:margin-top="0cm" fo:margin-bottom="0cm" fo:line-height="100%" fo:text-align="justify" style:justify-single-word="false"/>
      <style:text-properties style:font-name="Times New Roman" fo:font-size="12pt" fo:font-style="italic" style:font-size-asian="12pt" style:font-style-asian="italic" style:font-name-complex="Times New Roman" style:font-size-complex="12pt" style:font-style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1">
      <style:paragraph-properties fo:margin-top="0cm" fo:margin-bottom="0cm" fo:line-height="100%" fo:text-align="justify" style:justify-single-word="false"/>
    </style:style>
    <style:style style:name="P18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font-size="12pt" fo:font-style="italic" style:font-size-asian="12pt" style:font-style-asian="italic" style:font-name-complex="Times New Roman" style:font-size-complex="12pt"/>
    </style:style>
    <style:style style:name="P19" style:family="paragraph" style:parent-style-name="Standard" style:list-style-name="L1">
      <style:paragraph-properties fo:margin-top="0cm" fo:margin-bottom="0cm" fo:line-height="100%" fo:text-align="justify" style:justify-single-word="false"/>
      <style:text-properties fo:font-size="12pt" fo:font-style="italic" style:font-size-asian="12pt" style:font-style-asian="italic" style:font-name-complex="Times New Roman" style:font-size-complex="12pt" style:font-style-complex="italic"/>
    </style:style>
    <style:style style:name="T1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weight-complex="normal"/>
    </style:style>
    <style:style style:name="T2" style:family="text">
      <style:text-properties fo:font-size="12pt" fo:font-style="italic" style:font-size-asian="12pt" style:font-style-asian="italic" style:font-name-complex="Times New Roman" style:font-size-complex="12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style:font-style-complex="normal"/>
    </style:style>
    <style:style style:name="T5" style:family="text">
      <style:text-properties style:font-name="Times New Roman" fo:font-style="italic" style:font-style-asian="italic" style:font-style-complex="italic"/>
    </style:style>
    <style:style style:name="T6" style:family="text">
      <style:text-properties style:font-name="Times New Roman" style:font-style-complex="italic"/>
    </style:style>
    <style:style style:name="T7" style:family="text">
      <style:text-properties style:font-name-asian="Tahoma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0pt" style:font-style-asian="normal" style:font-weight-asian="normal" style:font-name-complex="Tahoma" style:font-size-complex="12pt" style:font-style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italic" fo:font-weight="normal" style:font-size-asian="10pt" style:font-style-asian="italic" style:font-weight-asian="normal" style:font-name-complex="Tahoma" style:font-size-complex="12pt" style:font-style-complex="italic"/>
    </style:style>
    <style:style style:name="T10" style:family="text">
      <style:text-properties fo:font-variant="normal" fo:text-transform="none" fo:color="#000000" style:font-name="Liberation Serif" fo:font-size="12pt" fo:letter-spacing="normal" fo:font-style="italic" fo:font-weight="normal" style:font-name-asian="Tahoma" style:font-size-asian="10pt" style:font-style-asian="italic" style:font-weight-asian="normal" style:font-name-complex="Tahoma" style:font-size-complex="12pt" style:font-style-complex="italic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style:font-size-asian="10pt" style:font-style-asian="normal" style:font-weight-asian="normal" style:font-name-complex="Tahoma" style:font-size-complex="12pt" style:font-style-complex="normal"/>
    </style:style>
    <style:style style:name="T12" style:family="text">
      <style:text-properties fo:font-variant="normal" fo:text-transform="none" fo:color="#000000" style:font-name="Times New Roman" fo:font-size="12pt" fo:letter-spacing="normal" fo:font-style="italic" fo:font-weight="normal" style:font-size-asian="10pt" style:font-style-asian="italic" style:font-weight-asian="normal" style:font-name-complex="Tahoma" style:font-size-complex="12pt" style:font-style-complex="italic"/>
    </style:style>
    <style:style style:name="T13" style:family="text">
      <style:text-properties fo:font-variant="normal" fo:text-transform="none" fo:color="#000000" style:font-name="Times New Roman" fo:font-size="12pt" fo:letter-spacing="normal" fo:font-style="italic" fo:font-weight="normal" style:font-name-asian="Tahoma" style:font-size-asian="10pt" style:font-style-asian="italic" style:font-weight-asian="normal" style:font-name-complex="Tahoma" style:font-size-complex="12pt" style:font-style-complex="italic"/>
    </style:style>
    <style:style style:name="T14" style:family="text">
      <style:text-properties fo:font-variant="normal" fo:text-transform="none" fo:color="#000000" style:font-name="Times New Roman1" fo:letter-spacing="normal" fo:font-weight="normal" style:font-weight-asian="normal" style:font-name-complex="Times New Roman1" style:font-weight-complex="normal"/>
    </style:style>
    <style:style style:name="T15" style:family="text">
      <style:text-properties fo:font-variant="normal" fo:text-transform="none" fo:color="#000000" style:font-name="Times New Roman1" fo:letter-spacing="normal" fo:font-style="italic" fo:font-weight="normal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font-variant="normal" fo:text-transform="none" fo:color="#000000" style:font-name="Times New Roman1" fo:letter-spacing="normal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7" style:family="text">
      <style:text-properties fo:font-variant="normal" fo:text-transform="none" fo:color="#000000" style:font-name="Times New Roman1" fo:letter-spacing="normal" fo:font-style="italic" fo:font-weight="normal" style:font-name-asian="Liberation Serif1" style:font-style-asian="italic" style:font-weight-asian="normal" style:font-name-complex="Times New Roman1" style:font-style-complex="italic" style:font-weight-complex="normal"/>
    </style:style>
    <style:style style:name="T18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9" style:family="text">
      <style:text-properties fo:font-variant="normal" fo:text-transform="none" fo:color="#000000" style:font-name="Liberation Serif1" fo:letter-spacing="normal" fo:font-style="italic" fo:font-weight="normal" style:font-style-asian="italic" style:font-weight-asian="normal" style:font-name-complex="Liberation Serif1" style:font-style-complex="italic"/>
    </style:style>
    <style:style style:name="T20" style:family="text">
      <style:text-properties fo:font-variant="normal" fo:text-transform="none" fo:color="#000000" style:font-name="Liberation Serif1" fo:letter-spacing="normal" fo:font-style="italic" fo:font-weight="normal" style:font-name-asian="Liberation Serif1" style:font-style-asian="italic" style:font-weight-asian="normal" style:font-name-complex="Liberation Serif1" style:font-style-complex="italic"/>
    </style:style>
    <style:style style:name="T21" style:family="text">
      <style:text-properties fo:font-style="italic" fo:font-weight="normal" style:font-style-asian="italic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Komentarz</text:p>
      <text:p text:style-name="Standard"/>
      <text:list xml:id="list177708670" text:style-name="L1">
        <text:list-header>
          <text:p text:style-name="P19"><text:span text:style-name="T3">Obszar sporu tyczy (...) nie tylko zgodności <text:s/>homeopatii ze standardem medycznej racjonalności, ale także z powszechnie akceptowanym systemem wartości, w tym związanych z wyznawaną religią. Widziana jest ona wyraźnie jako źródło wartości odmiennych, godnych zwalczania. Jej medyczna postać ma tu drugorzędne znaczenie, istotne jest bardziej to, iż związana jest z inną, niż powszechnie akceptowana w XX w., i na początku XXI w. „wizją świata i człowieka”. <text:s/>Wizją, która bardziej akcentuje człowieka jako jeden z elementów przyrody i wzajemne ich oddziaływanie, niż jego jednostkową wyjątkowość i koncentrację <text:s/>na poszczególnych elementach jego organizmu w procesie leczniczym. Ta właśnie owa inność, i związana z nią odmienna koncepcja zdrowia o choroby wywołuje liczne negatywne filozoficzne i teologiczne interpretacje doktryny, wiążące ją z negatywnymi zjawiskami społecznymi. Wierzący pacjent – chrześcijanin ma więc poważny problem. Nie tylko nie jest pewien medycznych mechanizmów funkcjonowania proponowanej mu terapii, ale nawet tego czy przyjmując ją nie popełnia grzechu bałwochwalstwa. W wyniku takich interpretacji przypisano homeopatii rolę, jaka nie była intencją Hahnemanna, ani jego następców. I której realnie nigdy w przeszłości nie pełniła. Stała się jednak synonimem zagrożeń duchowych i medycznych, symbolem kryzysów terapeutycznych i kulturowych. </text:span></text:p>
        </text:list-header>
      </text:list>
      <text:p text:style-name="P12"><text:span text:style-name="T4"/></text:p>
      <text:p text:style-name="P12"><text:span text:style-name="T4">Stan „chrześcijańskich” odniesień do homeopatii</text:span></text:p>
      <text:p text:style-name="P12"><text:span text:style-name="T4"/></text:p>
      <text:p text:style-name="P12"><text:span text:style-name="T4">Brak wyrażonego wprost oficjalnego stanowiska kościoła – w związku z tym stosunek do homeopatii zależy od religijno-mentalnościowego i instytucjonalnego usytuowania poszczególnych autorów wypowiedzi.</text:span></text:p>
      <text:p text:style-name="P12"><text:span text:style-name="T4"/></text:p>
      <text:p text:style-name="P14"><text:span text:style-name="T4">Neutralne + krytyka krytyki</text:span></text:p>
      <text:p text:style-name="P1"><text:span text:style-name="T5">„Zgłaszają się do mnie osoby przerażone, przejęte lękiem, bo w środowiskach kościelnych odnajdują informacje o tym, że homeopatia może szkodzić poprzez leki zarówno duchowo, jak i zdrowotnie. Podobne komentarze, powtarzane czasem w środowiskach osób duchownych, w środowiskach katolickich są wyrazem przekroczenia kompetencji przez te środowiska. Nikt w Kościele nie prowadzi badań nad homeopatią. Niepoważnie wyglądałoby, gdyby Kościół angażował się w podobne spory i niepoważne są próby wciągania autorytetu Kościoła do sporu o status homeopatii”</text:span><text:span text:style-name="T6"> – stwierdził arcybiskup Życiński w jednym z wywiadów ( </text:span><text:a xlink:type="simple" xlink:href="http://www.tvp.info/informacje/ludzie/magia-homeopatia-i-egzorcysci/1353044"><text:span text:style-name="Internet_20_link"><text:span text:style-name="T6">http://www.tvp.info/informacje/ludzie/magia-homeopatia-i-egzorcysci/1353044</text:span></text:span></text:a><text:span text:style-name="T6"> - 2.10.2010)</text:span></text:p>
      <text:p text:style-name="P14"><text:span text:style-name="T4">Nastawienie pozytywne (z elementami ostrzeżenia):</text:span></text:p>
      <text:p text:style-name="P3"><text:span text:style-name="Strong_20_Emphasis"><text:span text:style-name="T8">Przykład: </text:span></text:span><text:span text:style-name="Strong_20_Emphasis"><text:span text:style-name="T9">Kościół</text:span></text:span><text:span text:style-name="Strong_20_Emphasis"><text:span text:style-name="T10"> </text:span></text:span><text:span text:style-name="Strong_20_Emphasis"><text:span text:style-name="T9">nie</text:span></text:span><text:span text:style-name="Strong_20_Emphasis"><text:span text:style-name="T10"> </text:span></text:span><text:span text:style-name="Strong_20_Emphasis"><text:span text:style-name="T9">zabrania</text:span></text:span><text:span text:style-name="Strong_20_Emphasis"><text:span text:style-name="T10"> </text:span></text:span><text:span text:style-name="Strong_20_Emphasis"><text:span text:style-name="T9">stosowania</text:span></text:span><text:span text:style-name="Strong_20_Emphasis"><text:span text:style-name="T10"> </text:span></text:span><text:span text:style-name="Strong_20_Emphasis"><text:span text:style-name="T9">homeopatii</text:span></text:span><text:span text:style-name="Strong_20_Emphasis"><text:span text:style-name="T10"> </text:span></text:span><text:span text:style-name="Strong_20_Emphasis"><text:span text:style-name="T9">-</text:span></text:span><text:span text:style-name="Strong_20_Emphasis"><text:span text:style-name="T10"> </text:span></text:span><text:span text:style-name="Strong_20_Emphasis"><text:span text:style-name="T9">podkreśla</text:span></text:span><text:span text:style-name="Strong_20_Emphasis"><text:span text:style-name="T10"> </text:span></text:span><text:span text:style-name="Strong_20_Emphasis"><text:span text:style-name="T9">dominikanin</text:span></text:span><text:span text:style-name="Strong_20_Emphasis"><text:span text:style-name="T10"> </text:span></text:span><text:span text:style-name="Strong_20_Emphasis"><text:span text:style-name="T9">o.</text:span></text:span><text:span text:style-name="Strong_20_Emphasis"><text:span text:style-name="T10"> </text:span></text:span><text:span text:style-name="Strong_20_Emphasis"><text:span text:style-name="T9">Jacek</text:span></text:span><text:span text:style-name="Strong_20_Emphasis"><text:span text:style-name="T10"> </text:span></text:span><text:span text:style-name="Strong_20_Emphasis"><text:span text:style-name="T9">Norkowski.</text:span></text:span><text:span text:style-name="Strong_20_Emphasis"><text:span text:style-name="T10"> </text:span></text:span><text:span text:style-name="Strong_20_Emphasis"><text:span text:style-name="T9">Zakonnik,</text:span></text:span><text:span text:style-name="Strong_20_Emphasis"><text:span text:style-name="T10"> </text:span></text:span><text:span text:style-name="Strong_20_Emphasis"><text:span text:style-name="T9">który</text:span></text:span><text:span text:style-name="Strong_20_Emphasis"><text:span text:style-name="T10"> </text:span></text:span><text:span text:style-name="Strong_20_Emphasis"><text:span text:style-name="T9">jest</text:span></text:span><text:span text:style-name="Strong_20_Emphasis"><text:span text:style-name="T10"> </text:span></text:span><text:span text:style-name="Strong_20_Emphasis"><text:span text:style-name="T9">także</text:span></text:span><text:span text:style-name="Strong_20_Emphasis"><text:span text:style-name="T10"> </text:span></text:span><text:span text:style-name="Strong_20_Emphasis"><text:span text:style-name="T9">lekarzem</text:span></text:span><text:span text:style-name="Strong_20_Emphasis"><text:span text:style-name="T10"> </text:span></text:span><text:span text:style-name="Strong_20_Emphasis"><text:span text:style-name="T9">medycyny,</text:span></text:span><text:span text:style-name="Strong_20_Emphasis"><text:span text:style-name="T10"> </text:span></text:span><text:span text:style-name="Strong_20_Emphasis"><text:span text:style-name="T9">24</text:span></text:span><text:span text:style-name="Strong_20_Emphasis"><text:span text:style-name="T10"> </text:span></text:span><text:span text:style-name="Strong_20_Emphasis"><text:span text:style-name="T9">sierpnia</text:span></text:span><text:span text:style-name="Strong_20_Emphasis"><text:span text:style-name="T10"> </text:span></text:span><text:span text:style-name="Strong_20_Emphasis"><text:span text:style-name="T9">wziął</text:span></text:span><text:span text:style-name="Strong_20_Emphasis"><text:span text:style-name="T10"> </text:span></text:span><text:span text:style-name="Strong_20_Emphasis"><text:span text:style-name="T9">udział</text:span></text:span><text:span text:style-name="Strong_20_Emphasis"><text:span text:style-name="T10"> </text:span></text:span><text:span text:style-name="Strong_20_Emphasis"><text:span text:style-name="T9">w</text:span></text:span><text:span text:style-name="Strong_20_Emphasis"><text:span text:style-name="T10"> </text:span></text:span><text:span text:style-name="Strong_20_Emphasis"><text:span text:style-name="T9">konferencji</text:span></text:span><text:span text:style-name="Strong_20_Emphasis"><text:span text:style-name="T10"> </text:span></text:span><text:span text:style-name="Strong_20_Emphasis"><text:span text:style-name="T9">prasowej</text:span></text:span><text:span text:style-name="Strong_20_Emphasis"><text:span text:style-name="T10"> </text:span></text:span><text:span text:style-name="Strong_20_Emphasis"><text:span text:style-name="T9">Polskiego</text:span></text:span><text:span text:style-name="Strong_20_Emphasis"><text:span text:style-name="T10"> </text:span></text:span><text:span text:style-name="Strong_20_Emphasis"><text:span text:style-name="T9">Towarzystwa</text:span></text:span><text:span text:style-name="Strong_20_Emphasis"><text:span text:style-name="T10"> </text:span></text:span><text:span text:style-name="Strong_20_Emphasis"><text:span text:style-name="T9">Homeopatycznego</text:span></text:span><text:span text:style-name="Strong_20_Emphasis"><text:span text:style-name="T10"> </text:span></text:span><text:span text:style-name="Strong_20_Emphasis"><text:span text:style-name="T9">w</text:span></text:span><text:span text:style-name="Strong_20_Emphasis"><text:span text:style-name="T10"> </text:span></text:span><text:span text:style-name="Strong_20_Emphasis"><text:span text:style-name="T9">Warszawie.</text:span></text:span></text:p>
      <text:p text:style-name="P4">Prezentując<text:span text:style-name="T7"> </text:span>stanowisko<text:span text:style-name="T7"> </text:span>Kościoła,<text:span text:style-name="T7"> </text:span>dominikanin<text:span text:style-name="T7"> </text:span>powołał<text:span text:style-name="T7"> </text:span>się<text:span text:style-name="T7"> </text:span>na<text:span text:style-name="T7"> </text:span>wypowiedź<text:span text:style-name="T7"> </text:span>ks.<text:span text:style-name="T7"> </text:span>prałata<text:span text:style-name="T7"> </text:span>Pawła<text:span text:style-name="T7"> </text:span>Ptasznika,<text:span text:style-name="T7"> </text:span>kierownika<text:span text:style-name="T7"> </text:span>Sekcji<text:span text:style-name="T7"> </text:span>Polskiej<text:span text:style-name="T7"> </text:span>watykańskiego<text:span text:style-name="T7"> </text:span>Sekretariatu<text:span text:style-name="T7"> </text:span>Stanu.<text:span text:style-name="T7"> </text:span>W<text:span text:style-name="T7"> </text:span>odpowiedzi<text:span text:style-name="T7"> </text:span>na<text:span text:style-name="T7"> </text:span>list<text:span text:style-name="T7"> </text:span>grupy<text:span text:style-name="T7"> </text:span>polskich<text:span text:style-name="T7"> </text:span>lekarzy<text:span text:style-name="T7"> </text:span>homeopatów<text:span text:style-name="T7"> </text:span>ks.<text:span text:style-name="T7"> </text:span>Ptasznik<text:span text:style-name="T7"> </text:span>napisał<text:span text:style-name="T7"> </text:span>w<text:span text:style-name="T7"> </text:span>2004<text:span text:style-name="T7"> </text:span>roku,<text:span text:style-name="T7"> </text:span>że<text:span text:style-name="T7"> </text:span>Watykan<text:span text:style-name="T7"> </text:span>nigdy<text:span text:style-name="T7"> </text:span>nie<text:span text:style-name="T7"> </text:span>zakazał<text:span text:style-name="T7"> </text:span>stosowania<text:span text:style-name="T7"> </text:span>leków<text:span text:style-name="T7"> </text:span>homeopatycznych.</text:p>
      <text:p text:style-name="P4">-<text:span text:style-name="T7"> </text:span>Generalnie<text:span text:style-name="T7"> </text:span>rzecz<text:span text:style-name="T7"> </text:span>biorąc,<text:span text:style-name="T7"> </text:span>Kościół<text:span text:style-name="T7"> </text:span>nie<text:span text:style-name="T7"> </text:span>zabrania<text:span text:style-name="T7"> </text:span>stosowania<text:span text:style-name="T7"> </text:span>homeopatii<text:span text:style-name="T7"> </text:span>w<text:span text:style-name="T7"> </text:span>leczeniu,<text:span text:style-name="T7"> </text:span>o<text:span text:style-name="T7"> </text:span>ile<text:span text:style-name="T7"> </text:span>nie<text:span text:style-name="T7"> </text:span>wiąże<text:span text:style-name="T7"> </text:span>się<text:span text:style-name="T7"> </text:span>to<text:span text:style-name="T7"> </text:span>z<text:span text:style-name="T7"> </text:span>magią<text:span text:style-name="T7"> </text:span>bądź<text:span text:style-name="T7"> </text:span>z<text:span text:style-name="T7"> </text:span>akceptacją<text:span text:style-name="T7"> </text:span>idei<text:span text:style-name="T7"> </text:span>religii<text:span text:style-name="T7"> </text:span>wschodnich<text:span text:style-name="T7"> </text:span>-<text:span text:style-name="T7"> </text:span>szczególnie<text:span text:style-name="T7"> </text:span>buddyzmu<text:span text:style-name="T7"> </text:span>-<text:span text:style-name="T7"> </text:span>napisał<text:span text:style-name="T7"> </text:span>ks.<text:span text:style-name="T7"> </text:span>Ptasznik<text:span text:style-name="T7"> </text:span>w<text:span text:style-name="T7"> </text:span>liście<text:span text:style-name="T7"> </text:span>cytowanym<text:span text:style-name="T7"> </text:span>podczas<text:span text:style-name="T7"> </text:span>dzisiejszej<text:span text:style-name="T7"> </text:span>konferencji.</text:p>
      <text:p text:style-name="P4">-<text:span text:style-name="T7"> </text:span>Kościół<text:span text:style-name="T7"> </text:span>ostrzega<text:span text:style-name="T7"> </text:span>jednak<text:span text:style-name="T7"> </text:span>przed<text:span text:style-name="T7"> </text:span>takim<text:span text:style-name="T7"> </text:span>stosowaniem<text:span text:style-name="T7"> </text:span>naturalnych<text:span text:style-name="T7"> </text:span>metod<text:span text:style-name="T7"> </text:span>leczenia,<text:span text:style-name="T7"> </text:span>które<text:span text:style-name="T7"> </text:span>odrzucałoby<text:span text:style-name="T7"> </text:span>metody<text:span text:style-name="T7"> </text:span>naukowe<text:span text:style-name="T7"> </text:span>-<text:span text:style-name="T7"> </text:span>sprawiając,<text:span text:style-name="T7"> </text:span>że<text:span text:style-name="T7"> </text:span>pacjent<text:span text:style-name="T7"> </text:span>ufając<text:span text:style-name="T7"> </text:span>np.<text:span text:style-name="T7"> </text:span>energoterapeutom<text:span text:style-name="T7"> </text:span>rezygnowałby<text:span text:style-name="T7"> </text:span>z<text:span text:style-name="T7"> </text:span>leczenia<text:span text:style-name="T7"> </text:span>szpitalnego<text:span text:style-name="T7"> </text:span>-<text:span text:style-name="T7"> </text:span>stwierdzał<text:span text:style-name="T7"> </text:span>ks.<text:span text:style-name="T7"> </text:span>Ptasznik.<text:span text:style-name="T7"> </text:span>Zwracał<text:span text:style-name="T7"> </text:span>przy<text:span text:style-name="T7"> </text:span>tym<text:span text:style-name="T7"> </text:span>uwagę,<text:span text:style-name="T7"> </text:span>że<text:span text:style-name="T7"> </text:span>istnieje<text:span text:style-name="T7"> </text:span>bogata<text:span text:style-name="T7"> </text:span>tradycja<text:span text:style-name="T7"> </text:span>stosowania<text:span text:style-name="T7"> </text:span>leków<text:span text:style-name="T7"> </text:span>naturalnych,<text:span text:style-name="T7"> </text:span>przechowywana<text:span text:style-name="T7"> </text:span>zwłaszcza<text:span text:style-name="T7"> </text:span>w<text:span text:style-name="T7"> </text:span>monasterach<text:span text:style-name="T7"> </text:span>zakonnych<text:span text:style-name="T7"> </text:span>i<text:span text:style-name="T7"> </text:span>w<text:span text:style-name="T7"> </text:span>młodszych<text:span text:style-name="T7"> </text:span>zgromadzeniach,<text:span text:style-name="T7"> </text:span>które<text:span text:style-name="T7"> </text:span>pomagają<text:span text:style-name="T7"> </text:span>ludziom<text:span text:style-name="T7"> </text:span>chorym<text:span text:style-name="T7"> </text:span>jak<text:span text:style-name="T7"> </text:span>np.<text:span text:style-name="T7"> </text:span>bonifratrzy.<text:span text:style-name="T7"> </text:span>Wydaje<text:span text:style-name="T7"> </text:span>się<text:span text:style-name="T7"> </text:span>zatem,<text:span text:style-name="T7"> </text:span>że<text:span text:style-name="T7"> </text:span>nic<text:span text:style-name="T7"> </text:span>nie<text:span text:style-name="T7"> </text:span><text:soft-page-break/>stoi<text:span text:style-name="T7"> </text:span>na<text:span text:style-name="T7"> </text:span>przeszkodzie,<text:span text:style-name="T7"> </text:span>aby<text:span text:style-name="T7"> </text:span>były<text:span text:style-name="T7"> </text:span>stosowane<text:span text:style-name="T7"> </text:span>leki<text:span text:style-name="T7"> </text:span>homeopatyczne,<text:span text:style-name="T7"> </text:span>zawsze<text:span text:style-name="T7"> </text:span>jednak<text:span text:style-name="T7"> </text:span>z<text:span text:style-name="T7"> </text:span>tym<text:span text:style-name="T7"> </text:span>zastrzeżeniem,<text:span text:style-name="T7"> </text:span>że<text:span text:style-name="T7"> </text:span>najważniejsze<text:span text:style-name="T7"> </text:span>jest<text:span text:style-name="T7"> </text:span>zdrowie<text:span text:style-name="T7"> </text:span>pacjenta<text:span text:style-name="T7">” </text:span>-<text:span text:style-name="T7"> </text:span>dodaje<text:span text:style-name="T7"> </text:span>ks.<text:span text:style-name="T7"> </text:span>Ptasznik.</text:p>
      <text:p text:style-name="P2"><text:span text:style-name="T12">Podczas</text:span><text:span text:style-name="T13"> </text:span><text:span text:style-name="T12">dzisiejszej</text:span><text:span text:style-name="T13"> </text:span><text:span text:style-name="T12">konferencji</text:span><text:span text:style-name="T13"> </text:span><text:span text:style-name="T12">prasowej</text:span><text:span text:style-name="T13"> </text:span><text:span text:style-name="T12">o.</text:span><text:span text:style-name="T13"> </text:span><text:span text:style-name="T12">Norkowski</text:span><text:span text:style-name="T13"> </text:span><text:span text:style-name="T12">ubolewał,</text:span><text:span text:style-name="T13"> </text:span><text:span text:style-name="T12">że</text:span><text:span text:style-name="T13"> </text:span><text:span text:style-name="T12">w</text:span><text:span text:style-name="T13"> </text:span><text:span text:style-name="T12">kręgach</text:span><text:span text:style-name="T13"> </text:span><text:span text:style-name="T12">polskiego</text:span><text:span text:style-name="T13"> </text:span><text:span text:style-name="T12">duchowieństwa</text:span><text:span text:style-name="T13"> </text:span><text:span text:style-name="T12">zapanowało</text:span><text:span text:style-name="T13"> </text:span><text:span text:style-name="T12">przekonanie,</text:span><text:span text:style-name="T13"> </text:span><text:span text:style-name="T12">że</text:span><text:span text:style-name="T13"> </text:span><text:span text:style-name="T12">homeopatia</text:span><text:span text:style-name="T13"> </text:span><text:span text:style-name="T12">jest</text:span><text:span text:style-name="T13"> </text:span><text:span text:style-name="T12">nienaukowa</text:span><text:span text:style-name="T13"> </text:span><text:span text:style-name="T12">a</text:span><text:span text:style-name="T13"> </text:span><text:span text:style-name="T12">nawet</text:span><text:span text:style-name="T13"> </text:span><text:span text:style-name="T12">więcej</text:span><text:span text:style-name="T13"> </text:span><text:span text:style-name="T12">-</text:span><text:span text:style-name="T13"> </text:span><text:span text:style-name="T12">jest</text:span><text:span text:style-name="T13"> </text:span><text:span text:style-name="T12">zła</text:span><text:span text:style-name="T13"> </text:span><text:span text:style-name="T12">z</text:span><text:span text:style-name="T13"> </text:span><text:span text:style-name="T12">tej</text:span><text:span text:style-name="T13"> </text:span><text:span text:style-name="T12">racji,</text:span><text:span text:style-name="T13"> </text:span><text:span text:style-name="T12">że</text:span><text:span text:style-name="T13"> </text:span><text:span text:style-name="T12">prawdopodobnie</text:span><text:span text:style-name="T13"> </text:span><text:span text:style-name="T12">jest</text:span><text:span text:style-name="T13"> </text:span><text:span text:style-name="T12">magiczna.</text:span><text:span text:style-name="T13"> „</text:span><text:span text:style-name="T12">Oskarżenie</text:span><text:span text:style-name="T13"> </text:span><text:span text:style-name="T12">to</text:span><text:span text:style-name="T13"> </text:span><text:span text:style-name="T12">nie</text:span><text:span text:style-name="T13"> </text:span><text:span text:style-name="T12">ma</text:span><text:span text:style-name="T13"> </text:span><text:span text:style-name="T12">żadnej</text:span><text:span text:style-name="T13"> </text:span><text:span text:style-name="T12">podstawy</text:span><text:span text:style-name="T13"> </text:span><text:span text:style-name="T12">empirycznej</text:span><text:span text:style-name="T13"> </text:span><text:span text:style-name="T12">źródłowo</text:span><text:span text:style-name="T13"> </text:span><text:span text:style-name="T12">uzasadnionej,</text:span><text:span text:style-name="T13"> </text:span><text:span text:style-name="T12">w</text:span><text:span text:style-name="T13"> </text:span><text:span text:style-name="T12">przeciwieństwie</text:span><text:span text:style-name="T13"> </text:span><text:span text:style-name="T12">do</text:span><text:span text:style-name="T13"> </text:span><text:span text:style-name="T12">skuteczności</text:span><text:span text:style-name="T13"> </text:span><text:span text:style-name="T12">leków</text:span><text:span text:style-name="T13"> </text:span><text:span text:style-name="T12">homeopatycznych,</text:span><text:span text:style-name="T13"> </text:span><text:span text:style-name="T12">które</text:span><text:span text:style-name="T13"> </text:span><text:span text:style-name="T12">są</text:span><text:span text:style-name="T13"> </text:span><text:span text:style-name="T12">źródłowo</text:span><text:span text:style-name="T13"> </text:span><text:span text:style-name="T12">wykazane</text:span><text:span text:style-name="T13">” – </text:span><text:span text:style-name="T12">podkreślał</text:span><text:span text:style-name="T13"> </text:span><text:span text:style-name="T12">dominikanin. </text:span><text:span text:style-name="T11">(</text:span><text:a xlink:type="simple" xlink:href="http://ekai.pl/wydarzenia/polska/x22000/kosciol-nie-zabrania-homeopatii/"><text:span text:style-name="T4">http://ekai.pl/wydarzenia/polska/x22000/kosciol-nie-zabrania-homeopatii/</text:span></text:a><text:span text:style-name="T11"> - tekst z sierpnia 2009; dostęp 02.12.2011)</text:span></text:p>
      <text:p text:style-name="P12"><text:span text:style-name="T4"/></text:p>
      <text:p text:style-name="P14"><text:span text:style-name="T4">Nastawienie negatywne – homeopatia jest dziełem demonicznym</text:span></text:p>
      <text:list xml:id="list1605059179" text:continue-numbering="true" text:style-name="L1">
        <text:list-header>
          <text:p text:style-name="P13"><text:span text:style-name="T4">Wypowiedzi tego typu (najbardziej charakterystycznym reprezentantem jest Aleksander Posacki, jezuita, prof. dr hab. pracownik naukowy Ignatianum i KUL) prezentują archaiczny obraz świata - zbudowany tak, że poza kręgiem rzeczy akceptowanych (religijnym światem wewnętrznym) czyhają groźne moce. Opisowe zestawy nazw tych mocy są zmienne / w znacznym stopniu tworzone doraźnie, bez wchodzenia w meritum – choć w zestawie powtarzają się niektóre charakterystyczne elementy: okultyzm, magia, spirytyzm, rytuały masońskie. Istota rzeczy leży w wytworzeniu przekonania, że nie należy wchodzić w kontakt z czymkolwiek spoza wyznaczonej granicy owego wewnętrznego świata religijnego.</text:span></text:p>
          <text:p text:style-name="P9"/>
          <text:p text:style-name="P11">Zestaw sił wrogich:</text:p>
        </text:list-header>
        <text:list-item>
          <text:p text:style-name="P17">siły magiczno-spirytystyczne (Posacki: <text:s/><text:span text:style-name="T1">według chrześcijańskiego obrazu świata mogą istnieć i oddziaływać na człowieka)</text:span></text:p>
        </text:list-item>
        <text:list-item>
          <text:p text:style-name="P17">szamanizm i spirytyzm ( <text:span text:style-name="T2">to samo dotyczy pseudonaukowej “terapii” Berta Hellingera – przenikającej nachalnie do polskiej psychologii – która otwiera się na szamanizm i spirytyzm)</text:span></text:p>
        </text:list-item>
        <text:list-item>
          <text:p text:style-name="P18">ezoteryczne idee wolnomularskich / <text:s/>tradycja ezoteryczna i inicjacyjna masonerii / tajemne doktryny masońskie</text:p>
        </text:list-item>
        <text:list-item>
          <text:p text:style-name="P18">New Age</text:p>
        </text:list-item>
        <text:list-item>
          <text:p text:style-name="P17"><text:span text:style-name="T2">„moc symboli”</text:span></text:p>
        </text:list-item>
        <text:list-item>
          <text:p text:style-name="P18">magnetyzm zwierzęcy (bionenergoterapia)</text:p>
        </text:list-item>
        <text:list-item>
          <text:p text:style-name="P18">panteistyczny obraz świata</text:p>
        </text:list-item>
        <text:list-item>
          <text:p text:style-name="P15">parareligia: idee gnostyckie, hermetyczne oraz orientalne, z dominującą ideą monizmu i panteizmu (światopogląd), gdzie ubóstwia się idolatrycznie (przynajmniej potencjalnie) każdy rodzaj stworzenia (kult)</text:p>
        </text:list-item>
      </text:list>
      <text:p text:style-name="P7">Jak widać, mamy tu do czynienia z wykazem zagrożeń przeżywanych obsesyjnie – nie tylko przez autora tego tekstu, ale też przez krąg religijno-mentalny, który on wsppółtworzy i reprezentuje.</text:p>
      <text:p text:style-name="P7"/>
      <text:p text:style-name="P7">Skomentuję jego pierwsze odniesienie – do sił magiczno-spirytystycznych, które zdaniem Posackiego <text:s/><text:span text:style-name="T21">według chrześcijańskiego obrazu świata mogą istnieć i oddziaływać na człowieka. </text:span><text:span text:style-name="T22">Warto zwrócić uwagę na sformułowanie: mogą istnieć i oddziaływać, z czego w dalszych krokach wyciąga się wniosek: istnieją i oddziałują (w szczególności w ramach stosowania homeopatii). </text:span></text:p>
      <text:p text:style-name="P7"><text:span text:style-name="T22">W odniesieniu do owego „mogą istnieć i oddziaływać” reprezentatywny tekst doktrynalny (KKK 391 i 395): </text:span><text:span text:style-name="T15">Pismo</text:span><text:span text:style-name="T16"> </text:span><text:span text:style-name="T15">święte</text:span><text:span text:style-name="T16"> </text:span><text:span text:style-name="T15">i</text:span><text:span text:style-name="T16"> </text:span><text:span text:style-name="T15">Tradycja</text:span><text:span text:style-name="T16"> </text:span><text:span text:style-name="T15">Kościoła</text:span><text:span text:style-name="T16"> </text:span><text:span text:style-name="T15">widzą</text:span><text:span text:style-name="T16"> </text:span><text:span text:style-name="T15">w</text:span><text:span text:style-name="T16"> </text:span><text:span text:style-name="T15">tej</text:span><text:span text:style-name="T16"> </text:span><text:span text:style-name="T15">istocie</text:span><text:span text:style-name="T16"> </text:span><text:span text:style-name="T15">upadłego</text:span><text:span text:style-name="T16"> </text:span><text:span text:style-name="T15">anioła,</text:span><text:span text:style-name="T16"> </text:span><text:span text:style-name="T15">nazywanego</text:span><text:span text:style-name="T16"> </text:span><text:span text:style-name="T15">Szatanem</text:span><text:span text:style-name="T16"> </text:span><text:span text:style-name="T15">lub</text:span><text:span text:style-name="T16"> </text:span><text:span text:style-name="T15">diabłem.</text:span><text:span text:style-name="T16"> </text:span><text:span text:style-name="T15">Kościół</text:span><text:span text:style-name="T16"> </text:span><text:span text:style-name="T15">naucza,</text:span><text:span text:style-name="T16"> </text:span><text:span text:style-name="T15">że</text:span><text:span text:style-name="T16"> </text:span><text:span text:style-name="T15">był</text:span><text:span text:style-name="T16"> </text:span><text:span text:style-name="T15">on</text:span><text:span text:style-name="T16"> </text:span><text:span text:style-name="T15">najpierw</text:span><text:span text:style-name="T16"> </text:span><text:span text:style-name="T15">dobrym</text:span><text:span text:style-name="T16"> </text:span><text:span text:style-name="T15">aniołem</text:span><text:span text:style-name="T16"> </text:span><text:span text:style-name="T15">stworzonym</text:span><text:span text:style-name="T16"> </text:span><text:span text:style-name="T15">przez</text:span><text:span text:style-name="T16"> </text:span><text:span text:style-name="T15">Boga:</text:span><text:span text:style-name="T16"> </text:span><text:span text:style-name="T15">Diabolus</text:span><text:span text:style-name="T16"> </text:span><text:span text:style-name="T15">enim</text:span><text:span text:style-name="T16"> </text:span><text:span text:style-name="T15">et</text:span><text:span text:style-name="T16"> </text:span><text:span text:style-name="T15">alii</text:span><text:span text:style-name="T16"> </text:span><text:span text:style-name="T15">daemones</text:span><text:span text:style-name="T16"> </text:span><text:span text:style-name="T15">a</text:span><text:span text:style-name="T16"> </text:span><text:span text:style-name="T15">Deo</text:span><text:span text:style-name="T16"> </text:span><text:span text:style-name="T15">quidem</text:span><text:span text:style-name="T16"> </text:span><text:span text:style-name="T15">natura</text:span><text:span text:style-name="T16"> </text:span><text:span text:style-name="T15">creati</text:span><text:span text:style-name="T16"> </text:span><text:span text:style-name="T15">sunt</text:span><text:span text:style-name="T16"> </text:span><text:span text:style-name="T15">boni,</text:span><text:span text:style-name="T16"> </text:span><text:span text:style-name="T15">sed</text:span><text:span text:style-name="T16"> </text:span><text:span text:style-name="T15">ipsi</text:span><text:span text:style-name="T16"> </text:span><text:span text:style-name="T15">per</text:span><text:span text:style-name="T16"> </text:span><text:span text:style-name="T15">se</text:span><text:span text:style-name="T16"> </text:span><text:span text:style-name="T15">facti</text:span><text:span text:style-name="T16"> </text:span><text:span text:style-name="T15">sunt</text:span><text:span text:style-name="T16"> </text:span><text:span text:style-name="T15">mali</text:span><text:span text:style-name="T16"> </text:span><text:span text:style-name="T15">-</text:span><text:span text:style-name="T16"> </text:span><text:span text:style-name="T15">"Diabeł</text:span><text:span text:style-name="T16"> </text:span><text:span text:style-name="T15">bowiem</text:span><text:span text:style-name="T16"> </text:span><text:span text:style-name="T15">i</text:span><text:span text:style-name="T16"> </text:span><text:span text:style-name="T15">inne</text:span><text:span text:style-name="T16"> </text:span><text:span text:style-name="T15">złe</text:span><text:span text:style-name="T16"> </text:span><text:span text:style-name="T15">duchy</text:span><text:span text:style-name="T16"> </text:span><text:span text:style-name="T15">zostały</text:span><text:span text:style-name="T16"> </text:span><text:span text:style-name="T15">stworzone</text:span><text:span text:style-name="T16"> </text:span><text:span text:style-name="T15">przez</text:span><text:span text:style-name="T16"> </text:span><text:span text:style-name="T15">Boga</text:span><text:span text:style-name="T16"> </text:span><text:span text:style-name="T15">jako</text:span><text:span text:style-name="T16"> </text:span><text:span text:style-name="T15">dobre</text:span><text:span text:style-name="T16"> </text:span><text:span text:style-name="T15">z</text:span><text:span text:style-name="T16"> </text:span><text:span text:style-name="T15">natury,</text:span><text:span text:style-name="T16"> </text:span><text:span text:style-name="T15">ale</text:span><text:span text:style-name="T16"> </text:span><text:span text:style-name="T15">same</text:span><text:span text:style-name="T16"> </text:span><text:span text:style-name="T15">uczyniły</text:span><text:span text:style-name="T16"> </text:span><text:span text:style-name="T15">się</text:span><text:span text:style-name="T16"> </text:span><text:span text:style-name="T15">złymi". (…) Moc</text:span><text:span text:style-name="T16"> </text:span><text:span text:style-name="T15">Szatana</text:span><text:span text:style-name="T16"> </text:span><text:span text:style-name="T15">nie</text:span><text:span text:style-name="T16"> </text:span><text:span text:style-name="T15">jest</text:span><text:span text:style-name="T16"> </text:span><text:span text:style-name="T15">jednak</text:span><text:span text:style-name="T16"> </text:span><text:span text:style-name="T15">nieskończona.</text:span><text:span text:style-name="T16"> </text:span><text:span text:style-name="T15">Jest</text:span><text:span text:style-name="T16"> </text:span><text:span text:style-name="T15">on</text:span><text:span text:style-name="T16"> </text:span><text:span text:style-name="T15">tylko</text:span><text:span text:style-name="T16"> </text:span><text:span text:style-name="T15">stworzeniem;</text:span><text:span text:style-name="T16"> </text:span><text:span text:style-name="T15">jest</text:span><text:span text:style-name="T16"> </text:span><text:span text:style-name="T15">mocny,</text:span><text:span text:style-name="T16"> </text:span><text:span text:style-name="T15">ponieważ</text:span><text:span text:style-name="T16"> </text:span><text:span text:style-name="T15">jest</text:span><text:span text:style-name="T16"> </text:span><text:span text:style-name="T15">czystym</text:span><text:span text:style-name="T16"> </text:span><text:span text:style-name="T15">duchem,</text:span><text:span text:style-name="T16"> </text:span><text:span text:style-name="T15">ale</text:span><text:span text:style-name="T16"> </text:span><text:span text:style-name="T15">jednak</text:span><text:span text:style-name="T16"> </text:span><text:span text:style-name="T15">stworzeniem:</text:span><text:span text:style-name="T16"> </text:span><text:span text:style-name="T15">nie</text:span><text:span text:style-name="T16"> </text:span><text:span text:style-name="T15">może</text:span><text:span text:style-name="T16"> </text:span><text:span text:style-name="T15">przeszkodzić</text:span><text:span text:style-name="T16"> </text:span><text:span text:style-name="T15">w</text:span><text:span text:style-name="T16"> </text:span><text:span text:style-name="T15">budowaniu</text:span><text:span text:style-name="T16"> </text:span><text:span text:style-name="T15">Królestwa</text:span><text:span text:style-name="T16"> </text:span><text:span text:style-name="T15">Bożego.</text:span><text:span text:style-name="T16"> </text:span><text:span text:style-name="T15">Chociaż</text:span><text:span text:style-name="T16"> </text:span><text:span text:style-name="T15">Szatan</text:span><text:span text:style-name="T16"> </text:span><text:span text:style-name="T15">działa</text:span><text:span text:style-name="T16"> </text:span><text:span text:style-name="T15">w</text:span><text:span text:style-name="T16"> </text:span><text:span text:style-name="T15">świecie</text:span><text:span text:style-name="T16"> </text:span><text:span text:style-name="T15">przez</text:span><text:span text:style-name="T16"> </text:span><text:span text:style-name="T15">nienawiść</text:span><text:span text:style-name="T16"> </text:span><text:span text:style-name="T15">do</text:span><text:span text:style-name="T16"> </text:span><text:span text:style-name="T15">Boga</text:span><text:span text:style-name="T16"> </text:span><text:span text:style-name="T15">i</text:span><text:span text:style-name="T16"> </text:span><text:span text:style-name="T15">Jego</text:span><text:span text:style-name="T16"> </text:span><text:span text:style-name="T15">Królestwa</text:span><text:span text:style-name="T16"> </text:span><text:span text:style-name="T15">w</text:span><text:span text:style-name="T16"> </text:span><text:span text:style-name="T15">Jezusie</text:span><text:span text:style-name="T16"> </text:span><text:span text:style-name="T15">Chrystusie,</text:span><text:span text:style-name="T16"> </text:span><text:span text:style-name="T15">a</text:span><text:span text:style-name="T16"> </text:span><text:span text:style-name="T15">jego</text:span><text:span text:style-name="T16"> </text:span><text:span text:style-name="T15">działanie</text:span><text:span text:style-name="T16"> </text:span><text:span text:style-name="T15">powoduje</text:span><text:span text:style-name="T16"> </text:span><text:span text:style-name="T15">wielkie</text:span><text:span text:style-name="T16"> </text:span><text:span text:style-name="T15">szkody</text:span><text:span text:style-name="T16"> </text:span><text:span text:style-name="T15">-</text:span><text:span text:style-name="T16"> </text:span><text:span text:style-name="T15">natury</text:span><text:span text:style-name="T16"> </text:span><text:span text:style-name="T15">duchowej,</text:span><text:span text:style-name="T16"> </text:span><text:span text:style-name="T15">a</text:span><text:span text:style-name="T16"> </text:span><text:span text:style-name="T15">pośrednio</text:span><text:span text:style-name="T16"> </text:span><text:span text:style-name="T15">nawet</text:span><text:span text:style-name="T16"> </text:span><text:span text:style-name="T15">natury</text:span><text:span text:style-name="T16"> </text:span><text:span text:style-name="T15">fizycznej</text:span><text:span text:style-name="T16"> </text:span><text:span text:style-name="T15">-</text:span><text:span text:style-name="T16"> </text:span><text:span text:style-name="T15">dla</text:span><text:span text:style-name="T16"> </text:span><text:span text:style-name="T15">każdego</text:span><text:span text:style-name="T16"> </text:span><text:span text:style-name="T15">człowieka</text:span><text:span text:style-name="T16"> </text:span><text:span text:style-name="T15">i</text:span><text:span text:style-name="T16"> </text:span><text:span text:style-name="T15">dla</text:span><text:span text:style-name="T16"> </text:span><text:span text:style-name="T15">społeczeństwa,</text:span><text:span text:style-name="T16"> </text:span><text:span text:style-name="T15">działanie</text:span><text:span text:style-name="T16"> </text:span><text:span text:style-name="T15">to</text:span><text:span text:style-name="T16"> </text:span><text:span text:style-name="T15">jest</text:span><text:span text:style-name="T16"> </text:span><text:span text:style-name="T15">dopuszczone</text:span><text:span text:style-name="T16"> </text:span><text:span text:style-name="T15">przez</text:span><text:span text:style-name="T16"> </text:span><text:span text:style-name="T15">Opatrzność</text:span><text:span text:style-name="T16"> </text:span><text:span text:style-name="T15">Bożą,</text:span><text:span text:style-name="T16"> </text:span><text:span text:style-name="T15">która</text:span><text:span text:style-name="T16"> </text:span><text:span text:style-name="T15">z</text:span><text:span text:style-name="T16"> </text:span><text:span text:style-name="T15">mocą</text:span><text:span text:style-name="T16"> </text:span><text:span text:style-name="T15">i</text:span><text:span text:style-name="T16"> </text:span><text:span text:style-name="T15">zarazem</text:span><text:span text:style-name="T16"> </text:span><text:span text:style-name="T15">łagodnością</text:span><text:span text:style-name="T16"> </text:span><text:span text:style-name="T15">kieruje</text:span><text:span text:style-name="T16"> </text:span><text:span text:style-name="T15">historią</text:span><text:span text:style-name="T16"> </text:span><text:span text:style-name="T15">człowieka</text:span><text:span text:style-name="T16"> </text:span><text:soft-page-break/><text:span text:style-name="T15">i</text:span><text:span text:style-name="T16"> </text:span><text:span text:style-name="T15">świata.</text:span><text:span text:style-name="T16"> </text:span><text:span text:style-name="T15">Dopuszczenie</text:span><text:span text:style-name="T16"> </text:span><text:span text:style-name="T15">przez</text:span><text:span text:style-name="T16"> </text:span><text:span text:style-name="T15">Boga</text:span><text:span text:style-name="T16"> </text:span><text:span text:style-name="T15">działania</text:span><text:span text:style-name="T16"> </text:span><text:span text:style-name="T15">Szatana</text:span><text:span text:style-name="T16"> </text:span><text:span text:style-name="T15">jest</text:span><text:span text:style-name="T16"> </text:span><text:span text:style-name="T15">wielką</text:span><text:span text:style-name="T16"> </text:span><text:span text:style-name="T15">tajemnicą,</text:span><text:span text:style-name="T16"> </text:span><text:span text:style-name="T15">ale</text:span><text:span text:style-name="T16"> </text:span><text:span text:style-name="T15">"wiemy,</text:span><text:span text:style-name="T16"> </text:span><text:span text:style-name="T15">że</text:span><text:span text:style-name="T16"> </text:span><text:span text:style-name="T15">Bóg</text:span><text:span text:style-name="T16"> </text:span><text:span text:style-name="T15">z</text:span><text:span text:style-name="T16"> </text:span><text:span text:style-name="T15">tymi,</text:span><text:span text:style-name="T16"> </text:span><text:span text:style-name="T15">którzy</text:span><text:span text:style-name="T16"> </text:span><text:span text:style-name="T15">Go</text:span><text:span text:style-name="T16"> </text:span><text:span text:style-name="T15">miłują,</text:span><text:span text:style-name="T16"> </text:span><text:span text:style-name="T15">współdziała</text:span><text:span text:style-name="T16"> </text:span><text:span text:style-name="T15">we</text:span><text:span text:style-name="T16"> </text:span><text:span text:style-name="T15">wszystkim</text:span><text:span text:style-name="T16"> </text:span><text:span text:style-name="T15">dla</text:span><text:span text:style-name="T16"> </text:span><text:span text:style-name="T15">ich</text:span><text:span text:style-name="T16"> </text:span><text:span text:style-name="T15">dobra"</text:span><text:span text:style-name="T16"> </text:span><text:span text:style-name="T15">(Rz</text:span><text:span text:style-name="T16"> </text:span><text:span text:style-name="T15">8,</text:span><text:span text:style-name="T16"> </text:span><text:span text:style-name="T15">28).</text:span></text:p>
      <text:p text:style-name="P7"><text:span text:style-name="T14">W wypowiedziach Posackiego (zarówno publicystycznych, jak też w jego pracach akademickich) istnienie i działanie szatana / świata demonicznego jest traktowane jako pewnik – otrzymujemy w związku z tym informacje o formach tego działania, w szczególności o drogach i sposobach oddziaływania na ludzi, przy czym widzi się je prawie wszędzie w zjawiskach, które autor umieszcza poza kręgiem akceptacji. Charakterystyczny przykład: </text:span><text:span text:style-name="T18">z tekstu tego samego autora o serialu „Włatcy móch”: </text:span><text:span text:style-name="T19">Ciekawy</text:span><text:span text:style-name="T20"> </text:span><text:span text:style-name="T19">jest</text:span><text:span text:style-name="T20"> </text:span><text:span text:style-name="T19">w</text:span><text:span text:style-name="T20"> </text:span><text:span text:style-name="T19">tym</text:span><text:span text:style-name="T20"> </text:span><text:span text:style-name="T19">kontekście</text:span><text:span text:style-name="T20"> </text:span><text:span text:style-name="T19">fakt,</text:span><text:span text:style-name="T20"> </text:span><text:span text:style-name="T19">że</text:span><text:span text:style-name="T20"> </text:span><text:span text:style-name="T19">muzykę</text:span><text:span text:style-name="T20"> </text:span><text:span text:style-name="T19">do</text:span><text:span text:style-name="T20"> </text:span><text:span text:style-name="T19">filmu</text:span><text:span text:style-name="T20"> </text:span><text:span text:style-name="T19">-</text:span><text:span text:style-name="T20"> </text:span><text:span text:style-name="T19">zresztą</text:span><text:span text:style-name="T20"> </text:span><text:span text:style-name="T19">często</text:span><text:span text:style-name="T20"> </text:span><text:span text:style-name="T19">nie</text:span><text:span text:style-name="T20"> </text:span><text:span text:style-name="T19">do</text:span><text:span text:style-name="T20"> </text:span><text:span text:style-name="T19">zniesienia,</text:span><text:span text:style-name="T20"> </text:span><text:span text:style-name="T19">nawet</text:span><text:span text:style-name="T20"> </text:span><text:span text:style-name="T19">z</text:span><text:span text:style-name="T20"> </text:span><text:span text:style-name="T19">fizycznego</text:span><text:span text:style-name="T20"> </text:span><text:span text:style-name="T19">punktu</text:span><text:span text:style-name="T20"> </text:span><text:span text:style-name="T19">widzenia</text:span><text:span text:style-name="T20"> </text:span><text:span text:style-name="T19">-</text:span><text:span text:style-name="T20"> </text:span><text:span text:style-name="T19">napisał</text:span><text:span text:style-name="T20"> </text:span><text:span text:style-name="T19">Behavior</text:span><text:span text:style-name="T20"> </text:span><text:span text:style-name="T19">-</text:span><text:span text:style-name="T20"> </text:span><text:span text:style-name="T19">polski</text:span><text:span text:style-name="T20"> </text:span><text:span text:style-name="T19">zespół</text:span><text:span text:style-name="T20"> </text:span><text:span text:style-name="T19">muzyczny</text:span><text:span text:style-name="T20"> </text:span><text:span text:style-name="T19">tworzący</text:span><text:span text:style-name="T20"> </text:span><text:span text:style-name="T19">muzykę</text:span><text:span text:style-name="T20"> </text:span><text:span text:style-name="T19">będącą</text:span><text:span text:style-name="T20"> </text:span><text:span text:style-name="T19">symbiozą</text:span><text:span text:style-name="T20"> </text:span><text:span text:style-name="T19">rocka</text:span><text:span text:style-name="T20"> </text:span><text:span text:style-name="T19">i</text:span><text:span text:style-name="T20"> </text:span><text:span text:style-name="T19">hip-hopu.</text:span><text:span text:style-name="T20"> </text:span><text:span text:style-name="T19">Sami</text:span><text:span text:style-name="T20"> </text:span><text:span text:style-name="T19">muzycy</text:span><text:span text:style-name="T20"> </text:span><text:span text:style-name="T19">określają</text:span><text:span text:style-name="T20"> </text:span><text:span text:style-name="T19">swoją</text:span><text:span text:style-name="T20"> </text:span><text:span text:style-name="T19">twórczość</text:span><text:span text:style-name="T20"> </text:span><text:span text:style-name="T19">mianem</text:span><text:span text:style-name="T20"> </text:span><text:span text:style-name="T19">alternatywnej,</text:span><text:span text:style-name="T20"> </text:span><text:span text:style-name="T19">zaś</text:span><text:span text:style-name="T20"> </text:span><text:span text:style-name="T19">jeden</text:span><text:span text:style-name="T20"> </text:span><text:span text:style-name="T19">z</text:span><text:span text:style-name="T20"> </text:span><text:span text:style-name="T19">ostatnich</text:span><text:span text:style-name="T20"> </text:span><text:span text:style-name="T19">albumów</text:span><text:span text:style-name="T20"> </text:span><text:span text:style-name="T19">zespołu</text:span><text:span text:style-name="T20"> </text:span><text:span text:style-name="T19">posiada</text:span><text:span text:style-name="T20"> </text:span><text:span text:style-name="T19">wymowny</text:span><text:span text:style-name="T20"> </text:span><text:span text:style-name="T19">w</text:span><text:span text:style-name="T20"> </text:span><text:span text:style-name="T19">tym</text:span><text:span text:style-name="T20"> </text:span><text:span text:style-name="T19">kontekście</text:span><text:span text:style-name="T20"> </text:span><text:span text:style-name="T19">tytuł:</text:span><text:span text:style-name="T20"> </text:span><text:span text:style-name="T19">"Demon...</text:span><text:span text:style-name="T20"> </text:span><text:span text:style-name="T19">stracja". Już</text:span><text:span text:style-name="T20"> </text:span><text:span text:style-name="T19">Dostojewski</text:span><text:span text:style-name="T20"> </text:span><text:span text:style-name="T19">w</text:span><text:span text:style-name="T20"> </text:span><text:span text:style-name="T19">"Braciach</text:span><text:span text:style-name="T20"> </text:span><text:span text:style-name="T19">Karamazow"</text:span><text:span text:style-name="T20"> </text:span><text:span text:style-name="T19">nazwał</text:span><text:span text:style-name="T20"> </text:span><text:span text:style-name="T19">demona</text:span><text:span text:style-name="T20"> </text:span><text:span text:style-name="T19">czy</text:span><text:span text:style-name="T20"> </text:span><text:span text:style-name="T19">złego</text:span><text:span text:style-name="T20"> </text:span><text:span text:style-name="T19">ducha</text:span><text:span text:style-name="T20"> </text:span><text:span text:style-name="T19">wielkim</text:span><text:span text:style-name="T20"> </text:span><text:span text:style-name="T19">duchem</text:span><text:span text:style-name="T20"> </text:span><text:span text:style-name="T19">nicości,</text:span><text:span text:style-name="T20"> </text:span><text:span text:style-name="T19">demaskując</text:span><text:span text:style-name="T20"> </text:span><text:span text:style-name="T19">także</text:span><text:span text:style-name="T20"> </text:span><text:span text:style-name="T19">w</text:span><text:span text:style-name="T20"> </text:span><text:span text:style-name="T19">wielu</text:span><text:span text:style-name="T20"> </text:span><text:span text:style-name="T19">innych</text:span><text:span text:style-name="T20"> </text:span><text:span text:style-name="T19">powieściach</text:span><text:span text:style-name="T20"> </text:span><text:span text:style-name="T19">nihilizm</text:span><text:span text:style-name="T20"> </text:span><text:span text:style-name="T19">obecny</text:span><text:span text:style-name="T20"> </text:span><text:span text:style-name="T19">w</text:span><text:span text:style-name="T20"> </text:span><text:span text:style-name="T19">ludziach</text:span><text:span text:style-name="T20"> </text:span><text:span text:style-name="T19">owładniętych</text:span><text:span text:style-name="T20"> </text:span><text:span text:style-name="T19">przez</text:span><text:span text:style-name="T20"> </text:span><text:span text:style-name="T19">biesy.</text:span><text:span text:style-name="T20"> </text:span><text:span text:style-name="T19">Czyni</text:span><text:span text:style-name="T20"> </text:span><text:span text:style-name="T19">to</text:span><text:span text:style-name="T20"> </text:span><text:span text:style-name="T19">także</text:span><text:span text:style-name="T20"> </text:span><text:span text:style-name="T19">właśnie</text:span><text:span text:style-name="T20"> </text:span><text:span text:style-name="T19">w</text:span><text:span text:style-name="T20"> </text:span><text:span text:style-name="T19">"Biesach",</text:span><text:span text:style-name="T20"> </text:span><text:span text:style-name="T19">gdzie</text:span><text:span text:style-name="T20"> </text:span><text:span text:style-name="T19">wiąże</text:span><text:span text:style-name="T20"> </text:span><text:span text:style-name="T19">przyczynowo</text:span><text:span text:style-name="T20"> </text:span><text:span text:style-name="T19">obydwie</text:span><text:span text:style-name="T20"> </text:span><text:span text:style-name="T19">te</text:span><text:span text:style-name="T20"> </text:span><text:span text:style-name="T19">rzeczywistości:</text:span><text:span text:style-name="T20"> </text:span><text:span text:style-name="T19">nihilizm</text:span><text:span text:style-name="T20"> </text:span><text:span text:style-name="T19">i</text:span><text:span text:style-name="T20"> </text:span><text:span text:style-name="T19">działanie</text:span><text:span text:style-name="T20"> </text:span><text:span text:style-name="T19">demonów.</text:span><text:span text:style-name="T20"> </text:span><text:span text:style-name="T19">Słowo</text:span><text:span text:style-name="T20"> </text:span><text:span text:style-name="T19">"nihilizm"</text:span><text:span text:style-name="T20"> </text:span><text:span text:style-name="T19">pochodzi</text:span><text:span text:style-name="T20"> </text:span><text:span text:style-name="T19">od</text:span><text:span text:style-name="T20"> </text:span><text:span text:style-name="T19">łacińskiego</text:span><text:span text:style-name="T20"> </text:span><text:span text:style-name="T19">"nihil",</text:span><text:span text:style-name="T20"> </text:span><text:span text:style-name="T19">co</text:span><text:span text:style-name="T20"> </text:span><text:span text:style-name="T19">oznacza</text:span><text:span text:style-name="T20"> </text:span><text:span text:style-name="T19">nicość</text:span><text:span text:style-name="T20"> </text:span><text:span text:style-name="T19">lub</text:span><text:span text:style-name="T20"> </text:span><text:span text:style-name="T19">egzystencjalną</text:span><text:span text:style-name="T20"> </text:span><text:span text:style-name="T19">i</text:span><text:span text:style-name="T20"> </text:span><text:span text:style-name="T19">duchową</text:span><text:span text:style-name="T20"> </text:span><text:span text:style-name="T19">pustkę</text:span><text:span text:style-name="T20"> </text:span><text:span text:style-name="T19">pozbawioną</text:span><text:span text:style-name="T20"> </text:span><text:span text:style-name="T19">wszelkich</text:span><text:span text:style-name="T20"> </text:span><text:span text:style-name="T19">odniesień,</text:span><text:span text:style-name="T20"> </text:span><text:span text:style-name="T19">autorytetów</text:span><text:span text:style-name="T20"> </text:span><text:span text:style-name="T19">i</text:span><text:span text:style-name="T20"> </text:span><text:span text:style-name="T19">wartości.</text:span><text:span text:style-name="T20"> </text:span><text:span text:style-name="T19">Powiedz</text:span><text:span text:style-name="T20"> </text:span><text:span text:style-name="T19">mi,</text:span><text:span text:style-name="T20"> </text:span><text:span text:style-name="T19">z</text:span><text:span text:style-name="T20"> </text:span><text:span text:style-name="T19">czego</text:span><text:span text:style-name="T20"> </text:span><text:span text:style-name="T19">się</text:span><text:span text:style-name="T20"> </text:span><text:span text:style-name="T19">śmiejesz,</text:span><text:span text:style-name="T20"> </text:span><text:span text:style-name="T19">a</text:span><text:span text:style-name="T20"> </text:span><text:span text:style-name="T19">powiem</text:span><text:span text:style-name="T20"> </text:span><text:span text:style-name="T19">ci,</text:span><text:span text:style-name="T20"> </text:span><text:span text:style-name="T19">kim</text:span><text:span text:style-name="T20"> </text:span><text:span text:style-name="T19">jesteś.</text:span><text:span text:style-name="T20"> </text:span><text:span text:style-name="T19">Powaga</text:span><text:span text:style-name="T20"> </text:span><text:span text:style-name="T19">istnienia,</text:span><text:span text:style-name="T20"> </text:span><text:span text:style-name="T19">odpowiedzialność</text:span><text:span text:style-name="T20"> </text:span><text:span text:style-name="T19">wobec</text:span><text:span text:style-name="T20"> </text:span><text:span text:style-name="T19">innych,</text:span><text:span text:style-name="T20"> </text:span><text:span text:style-name="T19">radość</text:span><text:span text:style-name="T20"> </text:span><text:span text:style-name="T19">istnienia</text:span><text:span text:style-name="T20"> </text:span><text:span text:style-name="T19">i</text:span><text:span text:style-name="T20"> </text:span><text:span text:style-name="T19">wdzięczność</text:span><text:span text:style-name="T20"> </text:span><text:span text:style-name="T19">wobec</text:span><text:span text:style-name="T20"> </text:span><text:span text:style-name="T19">Boga</text:span><text:span text:style-name="T20"> </text:span><text:span text:style-name="T19">giną</text:span><text:span text:style-name="T20"> </text:span><text:span text:style-name="T19">w</text:span><text:span text:style-name="T20"> </text:span><text:span text:style-name="T19">tej</text:span><text:span text:style-name="T20"> </text:span><text:span text:style-name="T19">pustce</text:span><text:span text:style-name="T20"> </text:span><text:span text:style-name="T19">jak</text:span><text:span text:style-name="T20"> </text:span><text:span text:style-name="T19">w</text:span><text:span text:style-name="T20"> </text:span><text:span text:style-name="T19">czarnej</text:span><text:span text:style-name="T20"> </text:span><text:span text:style-name="T19">dziurze,</text:span><text:span text:style-name="T20"> </text:span><text:span text:style-name="T19">pochłaniane</text:span><text:span text:style-name="T20"> </text:span><text:span text:style-name="T19">przez</text:span><text:span text:style-name="T20"> </text:span><text:span text:style-name="T19">nihilizm</text:span><text:span text:style-name="T20"> </text:span><text:span text:style-name="T19">i</text:span><text:span text:style-name="T20"> </text:span><text:span text:style-name="T19">cynizm,</text:span><text:span text:style-name="T20"> </text:span><text:span text:style-name="T19">obśmiewający</text:span><text:span text:style-name="T20"> </text:span><text:span text:style-name="T19">profanicznie</text:span><text:span text:style-name="T20"> </text:span><text:span text:style-name="T19">wszelkie</text:span><text:span text:style-name="T20"> </text:span><text:span text:style-name="T19">wartości. </text:span><text:span text:style-name="T15">Wskazuje</text:span><text:span text:style-name="T17"> </text:span><text:span text:style-name="T15">na</text:span><text:span text:style-name="T17"> </text:span><text:span text:style-name="T15">to</text:span><text:span text:style-name="T17"> </text:span><text:span text:style-name="T15">fakt,</text:span><text:span text:style-name="T17"> </text:span><text:span text:style-name="T15">iż</text:span><text:span text:style-name="T17"> </text:span><text:span text:style-name="T15">odcinki</text:span><text:span text:style-name="T17"> </text:span><text:span text:style-name="T15">"Włatców</text:span><text:span text:style-name="T17"> </text:span><text:span text:style-name="T15">móch"</text:span><text:span text:style-name="T17"> </text:span><text:span text:style-name="T15">celowo</text:span><text:span text:style-name="T17"> </text:span><text:span text:style-name="T15">zawierają</text:span><text:span text:style-name="T17"> </text:span><text:span text:style-name="T15">wiele</text:span><text:span text:style-name="T17"> </text:span><text:span text:style-name="T15">błędów</text:span><text:span text:style-name="T17"> </text:span><text:span text:style-name="T15">ortograficznych</text:span><text:span text:style-name="T17"> </text:span><text:span text:style-name="T15">-</text:span><text:span text:style-name="T17"> </text:span><text:span text:style-name="T15">w</text:span><text:span text:style-name="T17"> </text:span><text:span text:style-name="T15">tym</text:span><text:span text:style-name="T17"> </text:span><text:span text:style-name="T15">sam</text:span><text:span text:style-name="T17"> </text:span><text:span text:style-name="T15">tytuł</text:span><text:span text:style-name="T17"> </text:span><text:span text:style-name="T15">serialu.</text:span><text:span text:style-name="T17"> </text:span><text:span text:style-name="T15">Już</text:span><text:span text:style-name="T17"> </text:span><text:span text:style-name="T15">w</text:span><text:span text:style-name="T17"> </text:span><text:span text:style-name="T15">samej</text:span><text:span text:style-name="T17"> </text:span><text:span text:style-name="T15">nazwie</text:span><text:span text:style-name="T17"> </text:span><text:span text:style-name="T15">twórcy</text:span><text:span text:style-name="T17"> </text:span><text:span text:style-name="T15">zasygnalizowali</text:span><text:span text:style-name="T17"> </text:span><text:span text:style-name="T15">swój</text:span><text:span text:style-name="T17"> </text:span><text:span text:style-name="T15">stosunek</text:span><text:span text:style-name="T17"> </text:span><text:span text:style-name="T15">do</text:span><text:span text:style-name="T17"> </text:span><text:span text:style-name="T15">pisowni</text:span><text:span text:style-name="T17"> </text:span><text:span text:style-name="T15">ojczystej,</text:span><text:span text:style-name="T17"> </text:span><text:span text:style-name="T15">można</text:span><text:span text:style-name="T17"> </text:span><text:span text:style-name="T15">domniemywać,</text:span><text:span text:style-name="T17"> </text:span><text:span text:style-name="T15">że</text:span><text:span text:style-name="T17"> </text:span><text:span text:style-name="T15">chodzi</text:span><text:span text:style-name="T17"> </text:span><text:span text:style-name="T15">o</text:span><text:span text:style-name="T17"> </text:span><text:span text:style-name="T15">chęć</text:span><text:span text:style-name="T17"> </text:span><text:span text:style-name="T15">wyśmiania</text:span><text:span text:style-name="T17"> </text:span><text:span text:style-name="T15">ortografii</text:span><text:span text:style-name="T17"> </text:span><text:span text:style-name="T15">języka</text:span><text:span text:style-name="T17"> </text:span><text:span text:style-name="T15">polskiego.</text:span><text:span text:style-name="T17"> </text:span><text:span text:style-name="T15">To</text:span><text:span text:style-name="T17"> </text:span><text:span text:style-name="T15">może</text:span><text:span text:style-name="T17"> </text:span><text:span text:style-name="T15">oznaczać</text:span><text:span text:style-name="T17"> </text:span><text:span text:style-name="T15">lekceważenie</text:span><text:span text:style-name="T17"> </text:span><text:span text:style-name="T15">wartości</text:span><text:span text:style-name="T17"> </text:span><text:span text:style-name="T15">narodowych</text:span><text:span text:style-name="T17"> </text:span><text:span text:style-name="T15">i</text:span><text:span text:style-name="T17"> </text:span><text:span text:style-name="T15">bardziej</text:span><text:span text:style-name="T17"> </text:span><text:span text:style-name="T15">skuteczne</text:span><text:span text:style-name="T17"> </text:span><text:span text:style-name="T15">ich</text:span><text:span text:style-name="T17"> </text:span><text:span text:style-name="T15">eliminowanie</text:span><text:span text:style-name="T17"> </text:span><text:span text:style-name="T15">niż</text:span><text:span text:style-name="T17"> </text:span><text:span text:style-name="T15">w</text:span><text:span text:style-name="T17"> </text:span><text:span text:style-name="T15">przypadku</text:span><text:span text:style-name="T17"> </text:span><text:span text:style-name="T15">zwykłego</text:span><text:span text:style-name="T17"> </text:span><text:span text:style-name="T15">prześladowania.</text:span><text:span text:style-name="T17"> </text:span><text:span text:style-name="T15">Zniekształcanie</text:span><text:span text:style-name="T17"> </text:span><text:span text:style-name="T15">języka</text:span><text:span text:style-name="T17"> </text:span><text:span text:style-name="T15">w</text:span><text:span text:style-name="T17"> </text:span><text:span text:style-name="T15">sensie</text:span><text:span text:style-name="T17"> </text:span><text:span text:style-name="T15">gramatyki</text:span><text:span text:style-name="T17"> </text:span><text:span text:style-name="T15">to</text:span><text:span text:style-name="T17"> </text:span><text:span text:style-name="T15">pośrednio</text:span><text:span text:style-name="T17"> </text:span><text:span text:style-name="T15">uderzenie</text:span><text:span text:style-name="T17"> </text:span><text:span text:style-name="T15">w</text:span><text:span text:style-name="T17"> </text:span><text:span text:style-name="T15">patriotyzm</text:span><text:span text:style-name="T17"> </text:span><text:span text:style-name="T15">(w</text:span><text:span text:style-name="T17"> </text:span><text:span text:style-name="T15">serialu</text:span><text:span text:style-name="T17"> </text:span><text:span text:style-name="T15">pojawia</text:span><text:span text:style-name="T17"> </text:span><text:span text:style-name="T15">się</text:span><text:span text:style-name="T17"> </text:span><text:span text:style-name="T15">m.in.</text:span><text:span text:style-name="T17"> </text:span><text:span text:style-name="T15">parodia</text:span><text:span text:style-name="T17"> </text:span><text:span text:style-name="T15">hymnu</text:span><text:span text:style-name="T17"> </text:span><text:span text:style-name="T15">narodowego).</text:span></text:p>
      <text:p text:style-name="P7"><text:span text:style-name="T14"/></text:p>
      <text:p text:style-name="P7"><text:span text:style-name="T14">Można by to było potraktować jak przykład indywidualnej obsesji (jeśli chodzi o intensywność jest tak rzeczywiście), jednakże Posacki reprezentuje pewien typ świadomości i wrażliwości ludzi tradycyjnie religijnych i zarazem „religijnie-politycznie-niepewnych”, który jest stosunkowo częsty – stąd jego wpływ na tych ludzi (dostarcza im „fachowej” informacji i uzasadnień ich lęków) i zdolność wytwarzania wrażenia, że to właśnie jest prawidłowa postawa katolicka. </text:span></text:p>
      <text:p text:style-name="P7"><text:span text:style-name="T14">Postawa ta rodzi się z zaniepokojenia tym wszystkim, co wprost lub pośrednio kwestionuje elementy doktryny chrześcijańskiej. Trudno kierować uderzenie wprost w twierdzenia nauki, zatem przedmiotem obsesji stają się wpływy „niejasne i ukryte” - przy czym zestaw obejmuje najczęściej właśnie wymienione wyżej. Zestaw ten tworzy tożsamościową „ramę” porozumienia, z którą utożsamiają się zarówno jego odbiorcy, jak i on sam.</text:span></text:p>
      <text:p text:style-name="P7"/>
      <text:p text:style-name="P10">Charakterystyczne rozumowanie (które w prawie niezmienionej postaci bywa stosowane także do innych zjawisk):</text:p>
      <text:p text:style-name="P6">a) W rozeznaniu duchowym płynącym z poziomu teologii i wiary nie można nie dostrzec tych faktów, </text:p>
      <text:p text:style-name="P6">b) nawet jeśli należy być powściągliwym, gdy chodzi o interpretacje. </text:p>
      <text:p text:style-name="P6">c) Należy wszakże zauważyć, że nie chodzi tu przede wszystkim o osobiste relacje Hahnemanna czy Mesmera z masonerią (…), ale o merytoryczny związek ich teorii z tą właśnie ezoteryczną (inicjacyjną) doktryną. </text:p>
      <text:p text:style-name="P6">d) Stąd nieprzypadkowo także dzisiaj w celu znalezienia odpowiedniego leku, np. rośliny do przygotowania tynktury macierzystej (wyjściowej) preparatu homeopatycznego, poszukujący posługują się bardzo często praktykami okultystycznymi oraz sięgają do ideologii ezoterycznych. </text:p>
      <text:p text:style-name="P6">e) Nic więc dziwnego, że stwierdza się występowanie problemów duchowych po używaniu środków homeopatycznych.</text:p>
      <text:list xml:id="list1576736340" text:style-name="WW8Num3">
        <text:list-item>
          <text:p text:style-name="P8">Jak widać mamy tu do czynienia z następującym stopniowaniem: </text:p>
        </text:list-item>
        <text:list-item>
          <text:p text:style-name="P8">połączyliśmy fakty, choć ich interpretacja nie jest oczywista, <text:s/></text:p>
        </text:list-item>
        <text:list-item>
          <text:p text:style-name="P8"><text:soft-page-break/>połączenie to prowadzi do uzasadnionej obawy przed „wrogą ideologią”</text:p>
        </text:list-item>
        <text:list-item>
          <text:p text:style-name="P8">bo potwierdza to praktyka (tu: homeopatów) i</text:p>
        </text:list-item>
        <text:list-item>
          <text:p text:style-name="P8">skutki dotykające pacjentów – okazują się potwierdzeniem; przy czym rozpoznanie tych skutków dokonuje się w ramach interpretacji zamkniętego koła: ich interpretacja wynika z pierwotnego założenia, traktowanego jako niekwestionowalne.</text:p>
        </text:list-item>
      </text:list>
      <text:p text:style-name="P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charset="x-symbol"/>
    <style:font-face style:name="OpenSymbol" svg:font-family="OpenSymbol, 'Arial Unicode MS'"/>
    <style:font-face style:name="Tahoma" svg:font-family="Tahoma, Arial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ormalny_20__28_Web_29_" style:display-name="Normalny (Web)" style:family="paragraph" style:parent-style-name="Standard">
      <style:paragraph-properties fo:margin-left="0cm" fo:margin-right="0cm" fo:margin-top="0.494cm" fo:margin-bottom="0.494cm" style:line-height-at-least="0.459cm" fo:text-align="justify" style:justify-single-word="false" fo:text-indent="0.423cm" style:auto-text-indent="false"/>
      <style:text-properties fo:color="#000000" style:font-name="Trebuchet MS" fo:font-size="10pt" style:font-size-asian="10pt" style:font-name-complex="Trebuchet MS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3z0" style:family="text">
      <style:text-properties style:font-name="Wingdings 2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omyślna_20_czcionka_20_akapitu" style:display-name="Domyślna czcionka akapitu" style:family="text"/>
    <style:style style:name="Footnote_20_Symbol" style:display-name="Footnote Symbol" style:family="text" style:parent-style-name="Domyślna_20_czcionka_20_akapitu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3z0" style:num-suffix="." text:bullet-char="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 2"/>
      </text:list-level-style-bullet>
      <text:list-level-style-bullet text:level="3" text:style-name="WW8Num3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4" text:style-name="WW8Num3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 2"/>
      </text:list-level-style-bullet>
      <text:list-level-style-bullet text:level="5" text:style-name="WW8Num3z0" style:num-suffix="." text:bullet-char="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6" text:style-name="WW8Num3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 2"/>
      </text:list-level-style-bullet>
      <text:list-level-style-bullet text:level="7" text:style-name="WW8Num3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8" text:style-name="WW8Num3z0" style:num-suffix="." text:bullet-char="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 2"/>
      </text:list-level-style-bullet>
      <text:list-level-style-bullet text:level="9" text:style-name="WW8Num3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0:24:11</meta:creation-date>
    <dc:date>2011-12-03T12:52:53</dc:date>
    <meta:editing-duration>PT2H28M42S</meta:editing-duration>
    <meta:editing-cycles>10</meta:editing-cycles>
    <meta:generator>LibreOffice/3.4$Linux LibreOffice_project/340m1$Build-302</meta:generator>
    <meta:document-statistic meta:table-count="0" meta:image-count="0" meta:object-count="0" meta:page-count="4" meta:paragraph-count="40" meta:word-count="1614" meta:character-count="11934" meta:non-whitespace-character-count="10358"/>
  </office:meta>
</office:document-meta>
</file>